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6EB8B9FF7DA9AC8.png" manifest:media-type="image/png"/>
  <manifest:file-entry manifest:full-path="Pictures/10000000000005560000030089C1004C54F08CE2.png" manifest:media-type="image/png"/>
  <manifest:file-entry manifest:full-path="Pictures/100000000000055600000300A101E083AE8E743D.png" manifest:media-type="image/png"/>
  <manifest:file-entry manifest:full-path="Pictures/100000000000055600000300D187A5A31F0FC748.png" manifest:media-type="image/png"/>
  <manifest:file-entry manifest:full-path="Pictures/10000000000005560000030007252962E58AD1CB.png" manifest:media-type="image/png"/>
  <manifest:file-entry manifest:full-path="Pictures/10000000000005560000030057739BB40442E2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929in" svg:height="3.7626in" draw:z-index="0"><draw:image xlink:href="Pictures/100000000000055600000300A101E083AE8E743D.png" xlink:type="simple" xlink:show="embed" xlink:actuate="onLoad" loext:mime-type="image/png"/></draw:frame></text:p>
      <text:p text:style-name="Standard"><draw:frame draw:style-name="fr1" draw:name="Image2" text:anchor-type="paragraph" svg:width="6.6929in" svg:height="3.7626in" draw:z-index="1"><draw:image xlink:href="Pictures/10000000000005560000030057739BB40442E2C7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6929in" svg:height="3.7626in" draw:z-index="2"><draw:image xlink:href="Pictures/10000000000005560000030007252962E58AD1CB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width="6.6929in" svg:height="3.7626in" draw:z-index="3"><draw:image xlink:href="Pictures/10000000000005560000030089C1004C54F08CE2.png" xlink:type="simple" xlink:show="embed" xlink:actuate="onLoad" loext:mime-type="image/png"/></draw:frame></text:p>
      <text:p text:style-name="Standard"><draw:frame draw:style-name="fr2" draw:name="Image5" text:anchor-type="paragraph" svg:width="6.6929in" svg:height="3.7626in" draw:z-index="4"><draw:image xlink:href="Pictures/10000000000005560000030046EB8B9FF7DA9AC8.png" xlink:type="simple" xlink:show="embed" xlink:actuate="onLoad" loext:mime-type="image/png"/></draw:frame><text:soft-page-break/></text:p>
      <text:p text:style-name="Standard"><draw:frame draw:style-name="fr1" draw:name="Image6" text:anchor-type="paragraph" svg:width="6.6929in" svg:height="3.7626in" draw:z-index="5"><draw:image xlink:href="Pictures/100000000000055600000300D187A5A31F0FC7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3:15:21.512170759</meta:creation-date>
    <dc:date>2018-12-17T00:06:51.408290200</dc:date>
    <meta:editing-duration>PT11M8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1.3.2$Linux_X86_64 LibreOffice_project/10$Build-2</meta:generator>
  </office:meta>
</office:document-meta>
</file>